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289E39476FAE86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svg:stroke-color="#ff0000" draw:fill-color="#ff3333" draw:auto-grow-height="true" fo:min-height="15.805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3333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Renaming &amp; Moving File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Rename Files<text:line-break/>git mv current_name new_name<text:line-break/></text:p>
              </text:list-item>
              <text:list-item>
                <text:p text:style-name="P4">Move file<text:line-break/>git mv file_name directory_name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289E39476FAE86A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2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4-03T09:53:01.705819102</dc:date>
    <meta:editing-duration>PT11H19M50S</meta:editing-duration>
    <meta:editing-cycles>32</meta:editing-cycles>
    <meta:generator>LibreOffice/5.1.6.2$Linux_X86_64 LibreOffice_project/10m0$Build-2</meta:generator>
    <meta:document-statistic meta:object-count="49"/>
  </office:meta>
</office:document-meta>
</file>